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Georgia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Helvetica Neue" fo:font-size="12pt" fo:language="zxx" fo:country="none" fo:font-weight="normal" style:font-name-asian="Arial1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 Narrow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b80047" style:font-name="Arial Narrow" fo:font-size="13pt" fo:language="zxx" fo:country="none" fo:font-weight="bold" style:font-name-asian="Arial1" style:font-size-asian="13pt" style:language-asian="zxx" style:country-asian="none" style:font-weight-asian="bold" style:font-name-complex="Arial1" style:font-size-complex="13pt" style:language-complex="zxx" style:country-complex="none" style:font-weight-complex="bold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801cm" style:auto-text-indent="false" style:text-autospace="none">
        <style:tab-stops>
          <style:tab-stop style:position="2.545cm"/>
        </style:tab-stops>
      </style:paragraph-properties>
      <style:text-properties style:font-name="Georgia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.199cm" style:contextual-spacing="false" fo:text-align="start" style:justify-single-word="false" fo:text-indent="0.3cm" style:auto-text-indent="false" style:text-autospace="none">
        <style:tab-stops>
          <style:tab-stop style:position="2.545cm"/>
        </style:tab-stops>
      </style:paragraph-properties>
      <style:text-properties fo:color="#999999" style:font-name="Georgia" fo:font-size="10pt" fo:language="zxx" fo:country="none" officeooo:rsid="00074fbd" officeooo:paragraph-rsid="00074fbd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8pt" officeooo:rsid="0009c57c" officeooo:paragraph-rsid="0009c57c" style:font-name-asian="Arial1" style:font-size-asian="8pt" style:font-name-complex="Arial1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ield_01: [FIELD_01]</text:p>
      <text:p text:style-name="P13">Field_02: [FIELD_02]</text:p>
      <text:p text:style-name="P12"/>
      <text:p text:style-name="P12"/>
      <text:p text:style-name="P5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7-31T15:05:47.203530000</dc:date>
    <meta:editing-duration>P1DT1H36M15S</meta:editing-duration>
    <meta:editing-cycles>43</meta:editing-cycles>
    <meta:generator>LibreOffice/4.1.3.2$MacOSX_x86 LibreOffice_project/70feb7d99726f064edab4605a8ab840c50ec57a</meta:generator>
    <dc:creator>Sandro Duarte</dc:creator>
    <meta:document-statistic meta:table-count="0" meta:image-count="0" meta:object-count="0" meta:page-count="1" meta:paragraph-count="3" meta:word-count="5" meta:character-count="55" meta:non-whitespace-character-count="53"/>
  </office:meta>
</office:document-meta>
</file>